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ilNamespaceHandlerTests.testNestedProperty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tilNamespaceHandlerTests.testLocal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tilNamespaceHandlerTests.test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tilNamespaceHandlerTests.testConstantWithDefaul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tilNamespaceHandlerTests.testLocalOverride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tilNamespaceHandlerTests.testNestedShortcutCollec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tilNamespaceHandlerTests.testNest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tilNamespaceHandlerTests.testScop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tilNamespaceHandlerTests.testSimple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tilNamespaceHandlerTests.testConst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tilNamespaceHandlerTests.testNestedIn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tilNamespaceHandlerTests.testCircularCollec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tilNamespaceHandlerTests.testCircularCollectionBeansStartingWithLis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tilNamespaceHandlerTests.testNestedCollection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UtilNamespaceHandlerTests.testSimpleMa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tilNamespaceHandlerTests.testSimpleLi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tilNamespaceHandlerTests.testCircularCollectionBeansStartingWithSe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tilNamespaceHandlerTests.testMapWith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tilNamespaceHandlerTests.testScopedMa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tilNamespaceHandlerTests.testMerg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tilNamespaceHandlerTests.testScopedLi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tilNamespaceHandlerTests.testLoa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tilNamespaceHandlerTests.testMapWithRef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tilNamespace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tilNamespaceHandlerTests.testLocalOverride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tilNamespaceHandlerTests.testLocalOverride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tilNamespaceHandlerTests.testNestedInCollec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UtilNamespaceHandlerTests.testProperty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tilNamespaceHandlerTests.testScoped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tilNamespaceHandlerTests.testCircularCollectionBeansStartingWithMa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